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mer.d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r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r.Timer( long durationMil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imer.isCoun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imer.validateInput( long durationMilli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